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77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28mm"/>
    </style:style>
    <style:style style:name="co5" style:family="table-column">
      <style:table-column-properties fo:break-before="auto" style:column-width="45.05mm"/>
    </style:style>
    <style:style style:name="co6" style:family="table-column">
      <style:table-column-properties fo:break-before="auto" style:column-width="28.3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2.68mm"/>
    </style:style>
    <style:style style:name="co9" style:family="table-column">
      <style:table-column-properties fo:break-before="auto" style:column-width="6.28mm"/>
    </style:style>
    <style:style style:name="co10" style:family="table-column">
      <style:table-column-properties fo:break-before="auto" style:column-width="6.4mm"/>
    </style:style>
    <style:style style:name="co11" style:family="table-column">
      <style:table-column-properties fo:break-before="auto" style:column-width="6.54mm"/>
    </style:style>
    <style:style style:name="co12" style:family="table-column">
      <style:table-column-properties fo:break-before="auto" style:column-width="11.61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0.99mm"/>
    </style:style>
    <style:style style:name="co15" style:family="table-column">
      <style:table-column-properties fo:break-before="auto" style:column-width="12.42mm"/>
    </style:style>
    <style:style style:name="co16" style:family="table-column">
      <style:table-column-properties fo:break-before="auto" style:column-width="12.15mm"/>
    </style:style>
    <style:style style:name="co17" style:family="table-column">
      <style:table-column-properties fo:break-before="auto" style:column-width="5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" table:style-name="ta1">
        <table:shapes>
          <draw:frame draw:z-index="0" draw:style-name="gr1" draw:text-style-name="P1" svg:width="159.96mm" svg:height="89.98mm" svg:x="223.9mm" svg:y="57.53mm">
            <draw:object draw:notify-on-update-of-ranges="Nvidia.A2:Nvidia.A6 Nvidia.B2:Nvidia.B6 Nvidia.C1:Nvidia.C1 Nvidia.C2:Nvidia.C6 Nvidia.B2:Nvidia.B6 Nvidia.D1:Nvidia.D1 Nvidia.D2:Nvidia.D6 Nvidia.B2:Nvidia.B6 Nvidia.E1:Nvidia.E1 Nvidia.E2:Nvidia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GeForce RTX 4090</text:p>
          </table:table-cell>
          <table:table-cell table:formula="of:=2022+9/12" office:value-type="float" office:value="2022.75" calcext:value-type="float">
            <text:p>2022.75</text:p>
          </table:table-cell>
          <table:table-cell office:value-type="float" office:value="90.9" calcext:value-type="float">
            <text:p>90.9</text:p>
          </table:table-cell>
          <table:table-cell office:value-type="float" office:value="45.5" calcext:value-type="float">
            <text:p>45.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B2]+0.35" office:value-type="float" office:value="2023.1" calcext:value-type="float">
            <text:p>20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GeForce RTX 2080 Ti</text:p>
          </table:table-cell>
          <table:table-cell table:formula="of:=2018+8/12" office:value-type="float" office:value="2018.66666666667" calcext:value-type="float">
            <text:p>2018.66666666667</text:p>
          </table:table-cell>
          <table:table-cell office:value-type="float" office:value="32.3" calcext:value-type="float">
            <text:p>32.3</text:p>
          </table:table-cell>
          <table:table-cell office:value-type="float" office:value="15.1" calcext:value-type="float">
            <text:p>15.1</text:p>
          </table:table-cell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18.66666666667" calcext:value-type="float">
            <text:p>2018.66666666667</text:p>
          </table:table-cell>
          <table:table-cell table:formula="of:=[.C3]+4" office:value-type="float" office:value="36.3" calcext:value-type="float">
            <text:p>36.3</text:p>
          </table:table-cell>
          <table:table-cell office:value-type="string" calcext:value-type="string">
            <text:p>Win - boostuje excelentně</text:p>
          </table:table-cell>
        </table:table-row>
        <table:table-row table:style-name="ro1">
          <table:table-cell office:value-type="string" calcext:value-type="string">
            <text:p>GeForce GTX 1080 Ti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2017.16666666667" calcext:value-type="float">
            <text:p>2017.16666666667</text:p>
          </table:table-cell>
          <table:table-cell table:formula="of:=[.D4]+3" office:value-type="float" office:value="13.4" calcext:value-type="float">
            <text:p>13.4</text:p>
          </table:table-cell>
          <table:table-cell office:value-type="string" calcext:value-type="string">
            <text:p>Linux - špatně boostuje</text:p>
          </table:table-cell>
        </table:table-row>
        <table:table-row table:style-name="ro1">
          <table:table-cell office:value-type="string" calcext:value-type="string">
            <text:p>GeForce GTX 980 Ti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5.41666666667" calcext:value-type="float">
            <text:p>2015.41666666667</text:p>
          </table:table-cell>
          <table:table-cell table:formula="of:=[.D5]+3" office:value-type="float" office:value="8.1" calcext:value-type="float">
            <text:p>8.1</text:p>
          </table:table-cell>
          <table:table-cell office:value-type="string" calcext:value-type="string">
            <text:p>Win - boost nic moc, ale ok</text:p>
          </table:table-cell>
        </table:table-row>
        <table:table-row table:style-name="ro1">
          <table:table-cell office:value-type="string" calcext:value-type="string">
            <text:p>GeForce GTX 780 Ti</text:p>
          </table:table-cell>
          <table:table-cell table:formula="of:=2013+10/12" office:value-type="float" office:value="2013.83333333333" calcext:value-type="float">
            <text:p>2013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3.83333333333" calcext:value-type="float">
            <text:p>2013.83333333333</text:p>
          </table:table-cell>
          <table:table-cell table:formula="of:=[.D6]+3" office:value-type="float" office:value="6.4" calcext:value-type="float">
            <text:p>6.4</text:p>
          </table:table-cell>
          <table:table-cell office:value-type="string" calcext:value-type="string">
            <text:p>Win+Linux - ok</text:p>
          </table:table-cell>
        </table:table-row>
        <table:table-row table:style-name="ro1">
          <table:table-cell office:value-type="string" calcext:value-type="string">
            <text:p>GeForce GTX 680</text:p>
          </table:table-cell>
          <table:table-cell table:formula="of:=2012+2/12" office:value-type="float" office:value="2012.16666666667" calcext:value-type="float">
            <text:p>2012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2.16666666667" calcext:value-type="float">
            <text:p>2012.16666666667</text:p>
          </table:table-cell>
          <table:table-cell table:formula="of:=[.D7]+3" office:value-type="float" office:value="4.8" calcext:value-type="float">
            <text:p>4.8</text:p>
          </table:table-cell>
          <table:table-cell office:value-type="string" calcext:value-type="string">
            <text:p>Win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1" draw:style-name="gr1" draw:text-style-name="P1" svg:width="159.96mm" svg:height="89.88mm" svg:x="20.2mm" svg:y="0.36mm">
              <draw:object draw:notify-on-update-of-ranges="Nvidia.A2:Nvidia.A13 Nvidia.B2:Nvidia.B13 Nvidia.C1:Nvidia.C1 Nvidia.C2:Nvidia.C13 Nvidia.G2:Nvidia.G13 Nvidia.H1:Nvidia.H1 Nvidia.H2:Nvidia.H13 Nvidia.B2:Nvidia.B13 Nvidia.F1:Nvidia.F1 Nvidia.F2:Nvidia.F13 Nvidia.B2:Nvidia.B13 Nvidia.D1:Nvidia.D1 Nvidia.D2:Nvidia.D13 Nvidia.B2:Nvidia.B13 Nvidia.E1:Nvidia.E1 Nvidia.E2:Nvidia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MD" table:style-name="ta1"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Radeon RX 9070 XT</text:p>
          </table:table-cell>
          <table:table-cell table:formula="of:=2025+2/12" office:value-type="float" office:value="2025.16666666667" calcext:value-type="float">
            <text:p>2025.16666666667</text:p>
          </table:table-cell>
          <table:table-cell office:value-type="float" office:value="26.1" calcext:value-type="float">
            <text:p>26.1</text:p>
          </table:table-cell>
          <table:table-cell office:value-type="float" office:value="21.3" calcext:value-type="float">
            <text:p>21.3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table:formula="of:=[.B2]+0.25" office:value-type="float" office:value="2025.41666666667" calcext:value-type="float">
            <text:p>2025.41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float poloviční, half čtvrtinový, přeměřit</text:p>
          </table:table-cell>
        </table:table-row>
        <table:table-row table:style-name="ro1">
          <table:table-cell office:value-type="string" calcext:value-type="string">
            <text:p>Radeon RX 7900 XTX</text:p>
          </table:table-cell>
          <table:table-cell table:formula="of:=2022+11/12" office:value-type="float" office:value="2022.91666666667" calcext:value-type="float">
            <text:p>2022.91666666667</text:p>
          </table:table-cell>
          <table:table-cell office:value-type="float" office:value="28.6" calcext:value-type="float">
            <text:p>28.6</text:p>
          </table:table-cell>
          <table:table-cell office:value-type="float" office:value="29.4" calcext:value-type="float">
            <text:p>29.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formula="of:=[.B3]+0.25" office:value-type="float" office:value="2023.16666666667" calcext:value-type="float">
            <text:p>2023.1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 - přeměřit na Win, tam je ale half v PFLOPS</text:p>
          </table:table-cell>
        </table:table-row>
        <table:table-row table:style-name="ro1">
          <table:table-cell office:value-type="string" calcext:value-type="string">
            <text:p>Radeon RX 6950 XT</text:p>
          </table:table-cell>
          <table:table-cell table:formula="of:=2022+4/12" office:value-type="float" office:value="2022.33333333333" calcext:value-type="float">
            <text:p>2022.3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7.2" calcext:value-type="float">
            <text:p>27.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formula="of:=[.B4]-0.25" office:value-type="float" office:value="2022.08333333333" calcext:value-type="float">
            <text:p>2022.0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boostuje excelentně</text:p>
          </table:table-cell>
        </table:table-row>
        <table:table-row table:style-name="ro1">
          <table:table-cell office:value-type="string" calcext:value-type="string">
            <text:p>Radeon RX 5700 XT</text:p>
          </table:table-cell>
          <table:table-cell table:formula="of:=2019+6/12" office:value-type="float" office:value="2019.5" calcext:value-type="float">
            <text:p>2019.5</text:p>
          </table:table-cell>
          <table:table-cell office:value-type="float" office:value="18.4" calcext:value-type="float">
            <text:p>18.4</text:p>
          </table:table-cell>
          <table:table-cell office:value-type="float" office:value="9.96" calcext:value-type="float">
            <text:p>9.9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9.5" calcext:value-type="float">
            <text:p>20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10 - neboostuje</text:p>
          </table:table-cell>
        </table:table-row>
        <table:table-row table:style-name="ro1">
          <table:table-cell office:value-type="string" calcext:value-type="string">
            <text:p>Radeon RX 590</text:p>
          </table:table-cell>
          <table:table-cell table:formula="of:=2018+10/12" office:value-type="float" office:value="2018.83333333333" calcext:value-type="float">
            <text:p>2018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8.83333333333" calcext:value-type="float">
            <text:p>2018.8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office:value-type="string" calcext:value-type="string">
            <text:p>Radeon RX Vega 64 Liquid</text:p>
          </table:table-cell>
          <table:table-cell table:formula="of:=2017+7/12" office:value-type="float" office:value="2017.58333333333" calcext:value-type="float">
            <text:p>2017.58333333333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7.58333333333" calcext:value-type="float">
            <text:p>2017.58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 - half je na polovině, přeměřit s novým driverem</text:p>
          </table:table-cell>
        </table:table-row>
        <table:table-row table:style-name="ro1">
          <table:table-cell office:value-type="string" calcext:value-type="string">
            <text:p>Radeon RX 480</text:p>
          </table:table-cell>
          <table:table-cell table:formula="of:=2016+5/12" office:value-type="float" office:value="2016.41666666667" calcext:value-type="float">
            <text:p>2016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2016.41666666667" calcext:value-type="float">
            <text:p>2016.416666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ux - ok</text:p>
          </table:table-cell>
        </table:table-row>
        <table:table-row table:style-name="ro1">
          <table:table-cell office:value-type="string" calcext:value-type="string">
            <text:p>Radeon R9 Fury X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8.31" calcext:value-type="float">
            <text:p>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015.41666666667" calcext:value-type="float">
            <text:p>2015.41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n+Linux - oba boostují špatně, přeměřit na Win s novým driverem</text:p>
          </table:table-cell>
        </table:table-row>
        <table:table-row table:style-name="ro1">
          <table:table-cell office:value-type="string" calcext:value-type="string">
            <text:p>Radeon R9 290X</text:p>
          </table:table-cell>
          <table:table-cell table:formula="of:=2013+9/12" office:value-type="float" office:value="2013.75" calcext:value-type="float">
            <text:p>2013.75</text:p>
          </table:table-cell>
          <table:table-cell table:style-name="ce1" office:value-type="string" calcext:value-type="string">
            <text:p>-</text:p>
          </table:table-cell>
          <table:table-cell office:value-type="float" office:value="5.28" calcext:value-type="float">
            <text:p>5.2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2013.75" calcext:value-type="float">
            <text:p>2013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>
          <table:table-cell office:value-type="string" calcext:value-type="string">
            <text:p>Radeon HD 7970 GHz Edition</text:p>
          </table:table-cell>
          <table:table-cell table:formula="of:=2012+5/12" office:value-type="float" office:value="2012.41666666667" calcext:value-type="float">
            <text:p>2012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3.87" calcext:value-type="float">
            <text:p>3.87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2012.41666666667" calcext:value-type="float">
            <text:p>2012.41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0" draw:style-name="gr1" draw:text-style-name="P1" svg:width="159.96mm" svg:height="89.98mm" svg:x="26.45mm" svg:y="1.6mm">
              <draw:object draw:notify-on-update-of-ranges="AMD.A2:AMD.A14 AMD.B2:AMD.B14 AMD.C1:AMD.C1 AMD.C2:AMD.C14 AMD.G2:AMD.G14 AMD.H1:AMD.H1 AMD.H2:AMD.H14 AMD.B2:AMD.B14 AMD.F1:AMD.F1 AMD.F2:AMD.F14 AMD.B2:AMD.B14 AMD.D1:AMD.D1 AMD.D2:AMD.D14 AMD.B2:AMD.B14 AMD.E1:AMD.E1 AMD.E2:AMD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Other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RPi5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Turnip Adreno 690</text:p>
          </table:table-cell>
          <table:table-cell table:formula="of:=2021+11/12" office:value-type="float" office:value="2021.91666666667" calcext:value-type="float">
            <text:p>2021.91666666667</text:p>
          </table:table-cell>
          <table:table-cell table:formula="of:=3.22*1000" office:value-type="float" office:value="3220" calcext:value-type="float">
            <text:p>3220</text:p>
          </table:table-cell>
          <table:table-cell table:formula="of:=2.3*1000" office:value-type="float" office:value="2300" calcext:value-type="float">
            <text:p>23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Intel Graphics inside i9-285K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Intel UHD Graphics 630 (CFL GT2, 9900K)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Iris Pro Graphics 6200 (BDW GT3, 5775C)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float" office:value="638" calcext:value-type="float">
            <text:p>638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HD Graphics 530 (SKL GT2, i7-6700K)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</table:table>
      <table:table table:name="CPU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2"/>
        <table:table-column table:style-name="co2" table:number-columns-repeated="3" table:default-cell-style-name="ce2"/>
        <table:table-column table:style-name="co10" table:default-cell-style-name="Default"/>
        <table:table-column table:style-name="co2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office:value-type="string" calcext:value-type="string" table:number-columns-spanned="2" table:number-rows-spanned="1">
            <text:p>frequecy</text:p>
          </table:table-cell>
          <table:covered-table-cell/>
          <table:table-cell/>
          <table:table-cell office:value-type="string" calcext:value-type="string" table:number-columns-spanned="3" table:number-rows-spanned="1">
            <text:p>single thread (GFLOPS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ultithreaded (GFLOPS)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num threa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Ryzen 9950X3D</text:p>
          </table:table-cell>
          <table:table-cell office:value-type="string" calcext:value-type="string">
            <text:p>=2025+2/12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[.B4]" office:value-type="string" office:string-value="=2025+2/12" calcext:value-type="string">
            <text:p>=2025+2/12</text:p>
          </table:table-cell>
          <table:table-cell/>
          <table:table-cell table:formula="of:=[.B4]" office:value-type="string" office:string-value="=2025+2/12" calcext:value-type="string">
            <text:p>=2025+2/12</text:p>
          </table:table-cell>
          <table:table-cell/>
          <table:table-cell office:value-type="string" calcext:value-type="string">
            <text:p>Zen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9 7950X3D</text:p>
          </table:table-cell>
          <table:table-cell table:formula="of:=2023+1/12" office:value-type="float" office:value="2023.08333333333" calcext:value-type="float">
            <text:p>2023.08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7</text:p>
          </table:table-cell>
          <table:table-cell table:number-columns-repeated="2"/>
          <table:table-cell table:number-columns-repeated="2" office:value-type="float" office:value="13.4" calcext:value-type="float">
            <text:p>13.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4</text:p>
          </table:table-cell>
          <table:table-cell office:value-type="string" calcext:value-type="string">
            <text:p>AVX,AVX2,AV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5950X</text:p>
          </table:table-cell>
          <table:table-cell table:formula="of:=2020+10/12" office:value-type="float" office:value="2020.83333333333" calcext:value-type="float">
            <text:p>2020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3" calcext:value-type="float">
            <text:p>3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3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3950X</text:p>
          </table:table-cell>
          <table:table-cell table:formula="of:=2019+10/12" office:value-type="float" office:value="2019.83333333333" calcext:value-type="float">
            <text:p>2019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7</text:p>
          </table:table-cell>
          <table:table-cell table:number-columns-repeated="10"/>
          <table:table-cell table:formula="of:=[.B7]" office:value-type="float" office:value="2019.83333333333" calcext:value-type="float">
            <text:p>2019.83333333333</text:p>
          </table:table-cell>
          <table:table-cell/>
          <table:table-cell table:formula="of:=[.B7]" office:value-type="float" office:value="2019.83333333333" calcext:value-type="float">
            <text:p>2019.83333333333</text:p>
          </table:table-cell>
          <table:table-cell/>
          <table:table-cell office:value-type="string" calcext:value-type="string">
            <text:p>Zen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2700X</text:p>
          </table:table-cell>
          <table:table-cell table:formula="of:=2018+3/12" office:value-type="float" office:value="2018.25" calcext:value-type="float">
            <text:p>2018.2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table:number-columns-repeated="10"/>
          <table:table-cell table:formula="of:=[.B8]" office:value-type="float" office:value="2018.25" calcext:value-type="float">
            <text:p>2018.25</text:p>
          </table:table-cell>
          <table:table-cell/>
          <table:table-cell table:formula="of:=[.B8]" office:value-type="float" office:value="2018.25" calcext:value-type="float">
            <text:p>2018.25</text:p>
          </table:table-cell>
          <table:table-cell/>
          <table:table-cell office:value-type="string" calcext:value-type="string">
            <text:p>Zen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1800X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table:number-columns-repeated="10"/>
          <table:table-cell table:formula="of:=[.B9]" office:value-type="float" office:value="2017.16666666667" calcext:value-type="float">
            <text:p>2017.16666666667</text:p>
          </table:table-cell>
          <table:table-cell/>
          <table:table-cell table:formula="of:=[.B9]" office:value-type="float" office:value="2017.16666666667" calcext:value-type="float">
            <text:p>2017.16666666667</text:p>
          </table:table-cell>
          <table:table-cell/>
          <table:table-cell office:value-type="string" calcext:value-type="string">
            <text:p>Z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9800</text:p>
          </table:table-cell>
          <table:table-cell table:formula="of:=2016+8/12" office:value-type="float" office:value="2016.66666666667" calcext:value-type="float">
            <text:p>2016.66666666667</text:p>
          </table:table-cell>
          <table:table-cell office:value-type="string" calcext:value-type="string">
            <text:p>[2] 4/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" office:value-type="float" office:value="2016.66666666667" calcext:value-type="float">
            <text:p>2016.66666666667</text:p>
          </table:table-cell>
          <table:table-cell office:value-type="float" office:value="0.8" calcext:value-type="float">
            <text:p>0.8</text:p>
          </table:table-cell>
          <table:table-cell table:formula="of:=[.B10]+0.1" office:value-type="float" office:value="2016.76666666667" calcext:value-type="float">
            <text:p>2016.7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h - Excavator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X-9590</text:p>
          </table:table-cell>
          <table:table-cell table:formula="of:=2013+6/12" office:value-type="float" office:value="2013.5" calcext:value-type="float">
            <text:p>2013.5</text:p>
          </table:table-cell>
          <table:table-cell office:value-type="string" calcext:value-type="string">
            <text:p>[4] 8/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h - Piledriver</text:p>
          </table:table-cell>
          <table:table-cell office:value-type="string" calcext:value-type="string">
            <text:p>MMX,SSE1,2,3,3s,4.1,4.2,4a,CLMUL,AVX,XOP,FMA3,FMA4,CVT16/F16C,BMI1,ABM,TBM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om II X6 1100T</text:p>
          </table:table-cell>
          <table:table-cell table:formula="of:=2010+11/12" office:value-type="float" office:value="2010.91666666667" calcext:value-type="float">
            <text:p>2010.91666666667</text:p>
          </table:table-cell>
          <table:table-cell office:value-type="string" calcext:value-type="string">
            <text:p>6/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-0.5" office:value-type="float" office:value="2010.41666666667" calcext:value-type="float">
            <text:p>2010.41666666667</text:p>
          </table:table-cell>
          <table:table-cell table:formula="of:=[.H12]+0.3" office:value-type="float" office:value="3.94" calcext:value-type="float">
            <text:p>3.94</text:p>
          </table:table-cell>
          <table:table-cell table:formula="of:=[.B12]-0.6" office:value-type="float" office:value="2010.31666666667" calcext:value-type="float">
            <text:p>2010.31666666667</text:p>
          </table:table-cell>
          <table:table-cell table:formula="of:=[.L12]+2" office:value-type="float" office:value="21.2" calcext:value-type="float">
            <text:p>21.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MX,SSE,SSE2,SSE3,SSE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64 X2 6400+</text:p>
          </table:table-cell>
          <table:table-cell table:formula="of:=2007+7/12" office:value-type="float" office:value="2007.58333333333" calcext:value-type="float">
            <text:p>2007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2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3"/>
          <table:table-cell office:value-type="float" office:value="6.26" calcext:value-type="float">
            <text:p>6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H13]+0.4" office:value-type="float" office:value="3.54" calcext:value-type="float">
            <text:p>3.54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L13]+7" office:value-type="float" office:value="13.26" calcext:value-type="float">
            <text:p>13.26</text:p>
          </table:table-cell>
          <table:table-cell office:value-type="string" calcext:value-type="string">
            <text:p>K8 - Windsor</text:p>
          </table:table-cell>
          <table:table-cell office:value-type="string" calcext:value-type="string">
            <text:p>MMX,SSE,SSE2,SSE3,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XP 3200+</text:p>
          </table:table-cell>
          <table:table-cell table:formula="of:=2003+9/12" office:value-type="float" office:value="2003.75" calcext:value-type="float">
            <text:p>2003.75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H14]" office:value-type="float" office:value="1.64" calcext:value-type="float">
            <text:p>1.64</text:p>
          </table:table-cell>
          <table:table-cell table:formula="of:=[.I14]" office:value-type="float" office:value="1.1" calcext:value-type="float">
            <text:p>1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H14]+0.4" office:value-type="float" office:value="2.04" calcext:value-type="float">
            <text:p>2.04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L14]+7" office:value-type="float" office:value="8.64" calcext:value-type="float">
            <text:p>8.6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MX,SSE,Enhanced 3DNow!</text:p>
          </table:table-cell>
          <table:table-cell office:value-type="string" calcext:value-type="string">
            <text:p>2x1GB DDR-400</text:p>
          </table:table-cell>
          <table:table-cell office:value-type="string" calcext:value-type="string">
            <text:p>Asus A7N8X Rev 2.00</text:p>
          </table:table-cell>
          <table:table-cell office:value-type="string" calcext:value-type="string">
            <text:p>2.33GHz version with slower FSB was only limited edition for some HP computers</text:p>
          </table:table-cell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K6-IIIE+ 550</text:p>
          </table:table-cell>
          <table:table-cell office:value-type="string" calcext:value-type="string">
            <text:p>=2000+8/1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55</text:p>
          </table:table-cell>
          <table:table-cell table:number-columns-repeated="11"/>
          <table:table-cell table:formula="of:=[.B15]" office:value-type="string" office:string-value="=2000+8/12" calcext:value-type="string">
            <text:p>=2000+8/12</text:p>
          </table:table-cell>
          <table:table-cell/>
          <table:table-cell table:formula="of:=[.B15]" office:value-type="string" office:string-value="=2000+8/12" calcext:value-type="string">
            <text:p>=2000+8/12</text:p>
          </table:table-cell>
          <table:table-cell/>
          <table:table-cell office:value-type="string" calcext:value-type="string">
            <text:p>K6 - IIIE+</text:p>
          </table:table-cell>
          <table:table-cell office:value-type="string" calcext:value-type="string">
            <text:p>MMX,Enhanced 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5-200</text:p>
          </table:table-cell>
          <table:table-cell office:value-type="string" calcext:value-type="string">
            <text:p>=1997+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33</text:p>
          </table:table-cell>
          <table:table-cell table:number-columns-repeated="11"/>
          <table:table-cell table:formula="of:=[.B16]" office:value-type="string" office:string-value="=1997+?" calcext:value-type="string">
            <text:p>=1997+?</text:p>
          </table:table-cell>
          <table:table-cell/>
          <table:table-cell table:formula="of:=[.B16]" office:value-type="string" office:string-value="=1997+?" calcext:value-type="string">
            <text:p>=1997+?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Intel</text:p>
          </table:table-cell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calcext:value-type="string">
            <text:p>285K</text:p>
          </table:table-cell>
          <table:table-cell table:formula="of:=2024+9/12" office:value-type="float" office:value="2024.75" calcext:value-type="float">
            <text:p>2024.75</text:p>
          </table:table-cell>
          <table:table-cell office:value-type="string" calcext:value-type="string">
            <text:p>8/8+16/16</text:p>
          </table:table-cell>
          <table:table-cell office:value-type="string" calcext:value-type="string">
            <text:p>3.7+3.2</text:p>
          </table:table-cell>
          <table:table-cell office:value-type="string" calcext:value-type="string">
            <text:p>5.7+4.6</text:p>
          </table:table-cell>
          <table:table-cell table:number-columns-repeated="2"/>
          <table:table-cell table:style-name="Default" office:value-type="float" office:value="15.1" calcext:value-type="float">
            <text:p>15.1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342;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]" office:value-type="float" office:value="2024.75" calcext:value-type="float">
            <text:p>2024.75</text:p>
          </table:table-cell>
          <table:table-cell table:formula="of:=[.H19]+0.5" office:value-type="float" office:value="15.6" calcext:value-type="float">
            <text:p>15.6</text:p>
          </table:table-cell>
          <table:table-cell table:formula="of:=[.B19]" office:value-type="float" office:value="2024.75" calcext:value-type="float">
            <text:p>2024.7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9-12900KS</text:p>
          </table:table-cell>
          <table:table-cell table:formula="of:=2022+3/12" office:value-type="float" office:value="2022.25" calcext:value-type="float">
            <text:p>2022.25</text:p>
          </table:table-cell>
          <table:table-cell office:value-type="string" calcext:value-type="string">
            <text:p>8/16+8/8</text:p>
          </table:table-cell>
          <table:table-cell office:value-type="string" calcext:value-type="string">
            <text:p>3.4+2.5</text:p>
          </table:table-cell>
          <table:table-cell office:value-type="string" calcext:value-type="string">
            <text:p>5.5+4.0</text:p>
          </table:table-cell>
          <table:table-cell table:number-columns-repeated="2"/>
          <table:table-cell table:style-name="Default"/>
          <table:table-cell table:number-columns-repeated="7"/>
          <table:table-cell table:formula="of:=[.B20]" office:value-type="float" office:value="2022.25" calcext:value-type="float">
            <text:p>2022.25</text:p>
          </table:table-cell>
          <table:table-cell/>
          <table:table-cell table:formula="of:=[.B20]" office:value-type="float" office:value="2022.25" calcext:value-type="float">
            <text:p>2022.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1900K</text:p>
          </table:table-cell>
          <table:table-cell table:formula="of:=2021+2/12" office:value-type="float" office:value="2021.16666666667" calcext:value-type="float">
            <text:p>2021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1]" office:value-type="float" office:value="2021.16666666667" calcext:value-type="float">
            <text:p>2021.16666666667</text:p>
          </table:table-cell>
          <table:table-cell/>
          <table:table-cell table:formula="of:=[.B21]" office:value-type="float" office:value="2021.16666666667" calcext:value-type="float">
            <text:p>2021.166666666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0900K</text:p>
          </table:table-cell>
          <table:table-cell table:formula="of:=2020+3/12" office:value-type="float" office:value="2020.25" calcext:value-type="float">
            <text:p>2020.2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2]" office:value-type="float" office:value="2020.25" calcext:value-type="float">
            <text:p>2020.25</text:p>
          </table:table-cell>
          <table:table-cell/>
          <table:table-cell table:formula="of:=[.B22]" office:value-type="float" office:value="2020.25" calcext:value-type="float">
            <text:p>20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S</text:p>
          </table:table-cell>
          <table:table-cell table:formula="of:=2019+9/12" office:value-type="float" office:value="2019.75" calcext:value-type="float">
            <text:p>2019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style-name="Default"/>
          <table:table-cell table:number-columns-repeated="7"/>
          <table:table-cell table:formula="of:=[.B23]" office:value-type="float" office:value="2019.75" calcext:value-type="float">
            <text:p>2019.75</text:p>
          </table:table-cell>
          <table:table-cell/>
          <table:table-cell table:formula="of:=[.B23]" office:value-type="float" office:value="2019.75" calcext:value-type="float">
            <text:p>2019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9.93" calcext:value-type="float">
            <text:p>9.9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" office:value-type="float" office:value="2018.75" calcext:value-type="float">
            <text:p>2018.75</text:p>
          </table:table-cell>
          <table:table-cell table:formula="of:=[.H24]+0.5" office:value-type="float" office:value="10.43" calcext:value-type="float">
            <text:p>10.43</text:p>
          </table:table-cell>
          <table:table-cell table:formula="of:=[.B24]" office:value-type="float" office:value="2018.75" calcext:value-type="float">
            <text:p>2018.7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VX,AVX2</text:p>
          </table:table-cell>
          <table:table-cell office:value-type="string" calcext:value-type="string">
            <text:p>AVX512 in Rocket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8086K</text:p>
          </table:table-cell>
          <table:table-cell table:formula="of:=2018+5/12" office:value-type="float" office:value="2018.41666666667" calcext:value-type="float">
            <text:p>2018.41666666667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table:formula="of:=[.B25]" office:value-type="float" office:value="2018.41666666667" calcext:value-type="float">
            <text:p>2018.41666666667</text:p>
          </table:table-cell>
          <table:table-cell/>
          <table:table-cell table:formula="of:=[.B25]" office:value-type="float" office:value="2018.41666666667" calcext:value-type="float">
            <text:p>2018.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7700K</text:p>
          </table:table-cell>
          <table:table-cell table:formula="of:=2017+0/12" office:value-type="float" office:value="2017" calcext:value-type="float">
            <text:p>201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</text:p>
          </table:table-cell>
          <table:table-cell table:number-columns-repeated="10"/>
          <table:table-cell table:formula="of:=[.B26]" office:value-type="float" office:value="2017" calcext:value-type="float">
            <text:p>2017</text:p>
          </table:table-cell>
          <table:table-cell/>
          <table:table-cell table:formula="of:=[.B26]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6700K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number-columns-repeated="2"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+0.6" office:value-type="float" office:value="2016.18333333333" calcext:value-type="float">
            <text:p>2016.18333333333</text:p>
          </table:table-cell>
          <table:table-cell table:formula="of:=[.H27]+0.2" office:value-type="float" office:value="8.49" calcext:value-type="float">
            <text:p>8.49</text:p>
          </table:table-cell>
          <table:table-cell table:formula="of:=[.B27]+0.5" office:value-type="float" office:value="2016.08333333333" calcext:value-type="float">
            <text:p>2016.08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5775C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table:formula="of:=[.H28]+0.5" office:value-type="float" office:value="10.26" calcext:value-type="float">
            <text:p>10.26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4790K</text:p>
          </table:table-cell>
          <table:table-cell table:formula="of:=2014+5/12" office:value-type="float" office:value="2014.41666666667" calcext:value-type="float">
            <text:p>2014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number-columns-repeated="2" office:value-type="float" office:value="8.75" calcext:value-type="float">
            <text:p>8.75</text:p>
          </table:table-cell>
          <table:table-cell table:number-columns-repeated="2"/>
          <table:table-cell table:number-columns-repeated="2" office:value-type="float" office:value="69.3" calcext:value-type="float">
            <text:p>69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table:formula="of:=[.H29]+0.5" office:value-type="float" office:value="9.25" calcext:value-type="float">
            <text:p>9.25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3770K</text:p>
          </table:table-cell>
          <table:table-cell table:formula="of:=2012+3/12" office:value-type="float" office:value="2012.25" calcext:value-type="float">
            <text:p>2012.2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54.4" calcext:value-type="float">
            <text:p>54.4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+0.25" office:value-type="float" office:value="2012.5" calcext:value-type="float">
            <text:p>2012.5</text:p>
          </table:table-cell>
          <table:table-cell table:formula="of:=[.H30]+0.4" office:value-type="float" office:value="7.29" calcext:value-type="float">
            <text:p>7.29</text:p>
          </table:table-cell>
          <table:table-cell table:formula="of:=[.B30]+0.2" office:value-type="float" office:value="2012.45" calcext:value-type="float">
            <text:p>2012.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v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2700K</text:p>
          </table:table-cell>
          <table:table-cell table:formula="of:=2011+9/12" office:value-type="float" office:value="2011.75" calcext:value-type="float">
            <text:p>2011.7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" office:value-type="float" office:value="2011.75" calcext:value-type="float">
            <text:p>2011.75</text:p>
          </table:table-cell>
          <table:table-cell table:formula="of:=[.H31]+0.5" office:value-type="float" office:value="8.19" calcext:value-type="float">
            <text:p>8.19</text:p>
          </table:table-cell>
          <table:table-cell table:formula="of:=[.B31]" office:value-type="float" office:value="2011.75" calcext:value-type="float">
            <text:p>2011.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990X</text:p>
          </table:table-cell>
          <table:table-cell table:formula="of:=2011+1/12" office:value-type="float" office:value="2011.08333333333" calcext:value-type="float">
            <text:p>2011.08333333333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73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H32]+0.5" office:value-type="float" office:value="4.68" calcext:value-type="float">
            <text:p>4.68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L32]+7" office:value-type="float" office:value="54.7" calcext:value-type="float">
            <text:p>54.7</text:p>
          </table:table-cell>
          <table:table-cell office:value-type="string" calcext:value-type="string">
            <text:p>Westmere</text:p>
          </table:table-cell>
          <table:table-cell office:value-type="string" calcext:value-type="string">
            <text:p>MMX,SSE,SSE2,SSE3,SSSE3,SSE4,SSE4.1,SSE4.2,CL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Duo 3.33GHz</text:p>
          </table:table-cell>
          <table:table-cell table:formula="of:=2008+7/12" office:value-type="float" office:value="2008.58333333333" calcext:value-type="float">
            <text:p>2008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33</text:p>
          </table:table-cell>
          <table:table-cell table:number-columns-repeated="3"/>
          <table:table-cell office:value-type="float" office:value="3.78" calcext:value-type="float">
            <text:p>3.7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+0.2" office:value-type="float" office:value="2008.78333333333" calcext:value-type="float">
            <text:p>2008.78333333333</text:p>
          </table:table-cell>
          <table:table-cell table:formula="of:=[.H33]+0.4" office:value-type="float" office:value="4.18" calcext:value-type="float">
            <text:p>4.18</text:p>
          </table:table-cell>
          <table:table-cell table:formula="of:=[.B33]+0.3" office:value-type="float" office:value="2008.88333333333" calcext:value-type="float">
            <text:p>2008.88333333333</text:p>
          </table:table-cell>
          <table:table-cell table:formula="of:=[.L33]+7" office:value-type="float" office:value="14.55" calcext:value-type="float">
            <text:p>14.55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Quad 3.2GHz</text:p>
          </table:table-cell>
          <table:table-cell table:formula="of:=2008+2/12" office:value-type="float" office:value="2008.16666666667" calcext:value-type="float">
            <text:p>2008.16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3.2</text:p>
          </table:table-cell>
          <table:table-cell/>
          <table:table-cell table:style-name="Default" table:number-columns-repeated="2"/>
          <table:table-cell office:value-type="float" office:value="3.22" calcext:value-type="float">
            <text:p>3.22</text:p>
          </table:table-cell>
          <table:table-cell office:value-type="string" calcext:value-type="string">
            <text:p>timeout</text:p>
          </table:table-cell>
          <table:table-cell table:style-name="ce2"/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timeout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B34]-0.1" office:value-type="float" office:value="2008.06666666667" calcext:value-type="float">
            <text:p>2008.06666666667</text:p>
          </table:table-cell>
          <table:table-cell table:formula="of:=[.H34]+0.6" office:value-type="float" office:value="3.82" calcext:value-type="float">
            <text:p>3.82</text:p>
          </table:table-cell>
          <table:table-cell table:formula="of:=[.B34]" office:value-type="float" office:value="2008.16666666667" calcext:value-type="float">
            <text:p>2008.16666666667</text:p>
          </table:table-cell>
          <table:table-cell table:formula="of:=[.L34]+7" office:value-type="float" office:value="19.8" calcext:value-type="float">
            <text:p>19.8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office:value-type="string" calcext:value-type="string">
            <text:p>DD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D 3.73GHz</text:p>
          </table:table-cell>
          <table:table-cell table:formula="of:=2006+2/12" office:value-type="float" office:value="2006.16666666667" calcext:value-type="float">
            <text:p>2006.16666666667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3.73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table:formula="of:=[.H35]+0.5" office:value-type="float" office:value="2.95" calcext:value-type="float">
            <text:p>2.95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burst - Presler</text:p>
          </table:table-cell>
          <table:table-cell office:value-type="string" calcext:value-type="string">
            <text:p>MMX,SSE,SSE2,S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ium 4 HT 3.8GHz</text:p>
          </table:table-cell>
          <table:table-cell table:formula="of:=2005+4/12" office:value-type="float" office:value="2005.33333333333" calcext:value-type="float">
            <text:p>2005.3333333333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3.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.56" calcext:value-type="float">
            <text:p>3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table:formula="of:=[.H36]+0.5" office:value-type="float" office:value="3" calcext:value-type="float">
            <text:p>3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burst - Prescott 2M</text:p>
          </table:table-cell>
          <table:table-cell office:value-type="string" calcext:value-type="string">
            <text:p>MMX,SSE,SSE2,SSE3(Prescott)</text:p>
          </table:table-cell>
          <table:table-cell/>
          <table:table-cell office:value-type="string" calcext:value-type="string">
            <text:p>GA-8I865GME-775-RH Rev39: má 2GB, 2xSATA, VGA, A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3 1.4GHz</text:p>
          </table:table-cell>
          <table:table-cell table:formula="of:=2002+0/12" office:value-type="float" office:value="2002" calcext:value-type="float">
            <text:p>200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.4</text:p>
          </table:table-cell>
          <table:table-cell table:number-columns-repeated="3"/>
          <table:table-cell office:value-type="float" office:value="0.776" calcext:value-type="float">
            <text:p>0.776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H37]" office:value-type="float" office:value="0.776" calcext:value-type="float">
            <text:p>0.776</text:p>
          </table:table-cell>
          <table:table-cell table:formula="of:=[.I37]" office:value-type="float" office:value="0.583" calcext:value-type="float">
            <text:p>0.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]" office:value-type="float" office:value="2002" calcext:value-type="float">
            <text:p>2002</text:p>
          </table:table-cell>
          <table:table-cell table:formula="of:=[.H37]+0.5" office:value-type="float" office:value="1.276" calcext:value-type="float">
            <text:p>1.276</text:p>
          </table:table-cell>
          <table:table-cell table:formula="of:=[.B37]"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Tualatin</text:p>
          </table:table-cell>
          <table:table-cell office:value-type="string" calcext:value-type="string">
            <text:p>MMX,SSE</text:p>
          </table:table-cell>
          <table:table-cell/>
          <table:table-cell office:value-type="string" calcext:value-type="string">
            <text:p>Intel 82815 chipset, max 512MB PC-100/133, Gen1 graphics (Solano)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II 450</text:p>
          </table:table-cell>
          <table:table-cell table:formula="of:=1998+7/12" office:value-type="float" office:value="1998.58333333333" calcext:value-type="float">
            <text:p>1998.58333333333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45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table:formula="of:=[.H38]" office:value-type="float" office:value="0.29" calcext:value-type="float">
            <text:p>0.29</text:p>
          </table:table-cell>
          <table:table-cell table:formula="of:=[.I38]" office:value-type="float" office:value="0.195" calcext:value-type="float">
            <text:p>0.1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]" office:value-type="float" office:value="1998.58333333333" calcext:value-type="float">
            <text:p>1998.58333333333</text:p>
          </table:table-cell>
          <table:table-cell table:formula="of:=[.H38]+0.5" office:value-type="float" office:value="0.79" calcext:value-type="float">
            <text:p>0.79</text:p>
          </table:table-cell>
          <table:table-cell table:formula="of:=[.B38]" office:value-type="float" office:value="1998.58333333333" calcext:value-type="float">
            <text:p>1998.5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Deschutes</text:p>
          </table:table-cell>
          <table:table-cell office:value-type="string" calcext:value-type="string">
            <text:p>MMX</text:p>
          </table:table-cell>
          <table:table-cell table:number-columns-repeated="3"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MMX 233</text:p>
          </table:table-cell>
          <table:table-cell office:value-type="string" calcext:value-type="string">
            <text:p>=1998+5/1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233</text:p>
          </table:table-cell>
          <table:table-cell table:number-columns-repeated="11"/>
          <table:table-cell table:formula="of:=[.B39]" office:value-type="string" office:string-value="=1998+5/12" calcext:value-type="string">
            <text:p>=1998+5/12</text:p>
          </table:table-cell>
          <table:table-cell/>
          <table:table-cell table:formula="of:=[.B39]" office:value-type="string" office:string-value="=1998+5/12" calcext:value-type="string">
            <text:p>=1998+5/12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MM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486DX4 100MHz WB</text:p>
          </table:table-cell>
          <table:table-cell office:value-type="string" calcext:value-type="string">
            <text:p>=?1994+9/12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lease date of Intel DX4 with WB cache is uncertain - some claims October 1994, others year 199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napdragon 8cx Gen3 @3.0GHz (4xCortex-X1@3.0GHz, 4xCortex-A78@2.4GHz)</text:p>
          </table:table-cell>
          <table:table-cell table:formula="of:=2021+1/12" office:value-type="float" office:value="2021.08333333333" calcext:value-type="float">
            <text:p>2021.08333333333</text:p>
          </table:table-cell>
          <table:table-cell office:value-type="string" calcext:value-type="string">
            <text:p>4+4/4+4</text:p>
          </table:table-cell>
          <table:table-cell office:value-type="string" calcext:value-type="string">
            <text:p>3.0+2.4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table:formula="of:=[.B44]" office:value-type="float" office:value="2021.08333333333" calcext:value-type="float">
            <text:p>2021.08333333333</text:p>
          </table:table-cell>
          <table:table-cell/>
          <table:table-cell table:formula="of:=[.B44]" office:value-type="float" office:value="2021.08333333333" calcext:value-type="float">
            <text:p>2021.0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i5 (4xA76)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2" office:value-type="float" office:value="3.83" calcext:value-type="float">
            <text:p>3.83</text:p>
          </table:table-cell>
          <table:table-cell/>
          <table:table-cell office:value-type="float" office:value="22.6" calcext:value-type="float">
            <text:p>22.6</text:p>
          </table:table-cell>
          <table:table-cell table:number-columns-repeated="2" office:value-type="float" office:value="15.1" calcext:value-type="float">
            <text:p>15.1</text:p>
          </table:table-cell>
          <table:table-cell table:number-columns-repeated="2"/>
          <table:table-cell table:formula="of:=[.B45]" office:value-type="float" office:value="2023.75" calcext:value-type="float">
            <text:p>202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i4 (4xA72)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6.32" calcext:value-type="float">
            <text:p>6.32</text:p>
          </table:table-cell>
          <table:table-cell table:number-columns-repeated="3"/>
          <table:table-cell table:formula="of:=[.B46]" office:value-type="float" office:value="2019.41666666667" calcext:value-type="float">
            <text:p>2019.41666666667</text:p>
          </table:table-cell>
          <table:table-cell table:number-columns-repeated="9"/>
        </table:table-row>
        <table:table-row table:style-name="ro1" table:number-rows-repeated="5">
          <table:table-cell table:number-columns-repeated="25"/>
        </table:table-row>
        <table:table-row table:style-name="ro1">
          <table:table-cell>
            <draw:frame draw:z-index="0" draw:style-name="gr1" draw:text-style-name="P1" svg:width="159.96mm" svg:height="89.98mm" svg:x="1mm" svg:y="0.43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9.96mm" svg:height="89.98mm" svg:x="14.8mm" svg:y="0.75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draw:z-index="2" draw:style-name="gr1" draw:text-style-name="P1" svg:width="159.96mm" svg:height="89.98mm" svg:x="10.17mm" svg:y="0.76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2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10:58:23.17518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6:26:18.656000000</meta:creation-date>
    <dc:date>2026-02-08T11:00:59.034523000</dc:date>
    <meta:editing-duration>P8DT19H52M2S</meta:editing-duration>
    <meta:editing-cycles>55</meta:editing-cycles>
    <meta:generator>LibreOffice/25.8.0.4$Windows_X86_64 LibreOffice_project/48f00303701489684e67c38c28aff00cd5929e67</meta:generator>
    <meta:document-statistic meta:table-count="4" meta:cell-count="702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 style:rotation-angle="90"/>
      <style:graphic-properties svg:stroke-width="0.08cm" svg:stroke-color="#ff420e" draw:fill-color="#ff420e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273cm" svg:y="0.314cm" chart:style-name="ch2">
          <text:p>Nvidia Graphics Cards Performance</text:p>
        </chart:title>
        <chart:legend chart:legend-position="end" svg:x="13.604cm" svg:y="3.709cm" style:legend-expansion="high" chart:style-name="ch3"/>
        <chart:plot-area chart:style-name="ch4" svg:x="1.31cm" svg:y="1.278cm" svg:width="11.975cm" svg:height="6.581cm">
          <chart:coordinate-region svg:x="2.144cm" svg:y="1.475cm" svg:width="10.751cm" svg:height="5.742cm"/>
          <chart:axis chart:dimension="x" chart:name="primary-x" chart:style-name="ch5" chartooo:axis-type="auto">
            <chart:title svg:x="5.89cm" svg:y="8.038cm" chart:style-name="ch6">
              <text:p><text:span text:style-name="T1">year of introduction</text:span></text:p>
            </chart:title>
            <chart:categories table:cell-range-address="Nvidia.A2:Nvidia.A6"/>
          </chart:axis>
          <chart:axis chart:dimension="y" chart:name="primary-y" chart:style-name="ch5">
            <chart:title svg:x="0.451cm" svg:y="5.243cm" chart:style-name="ch7">
              <text:p><text:span text:style-name="T1">TFLOPS</text:span></text:p>
            </chart:title>
            <chart:grid chart:style-name="ch8" chart:class="major"/>
          </chart:axis>
          <chart:series chart:style-name="ch9" chart:values-cell-range-address="Nvidia.C2:Nvidia.C6" chart:label-cell-address="Nvidia.C1:Nvidia.C1" chart:class="chart:scatter">
            <chart:domain table:cell-range-address="Nvidia.B2:Nvidia.B6"/>
            <chart:data-point chart:repeated="5"/>
          </chart:series>
          <chart:series chart:style-name="ch10" chart:values-cell-range-address="Nvidia.D2:Nvidia.D6" chart:label-cell-address="Nvidia.D1:Nvidia.D1" chart:class="chart:scatter">
            <chart:data-point chart:repeated="5"/>
          </chart:series>
          <chart:series chart:style-name="ch11" chart:values-cell-range-address="Nvidia.E2:Nvidia.E6" chart:label-cell-address="Nvidia.E1:Nvidia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6</svg:desc>
                </draw:g>
              </table:table-cell>
              <table:table-cell office:value-type="float" office:value="2022.75">
                <text:p>2022.75</text:p>
                <draw:g>
                  <svg:desc>Nvidia.B2:Nvidia.B6</svg:desc>
                </draw:g>
              </table:table-cell>
              <table:table-cell office:value-type="float" office:value="90.9">
                <text:p>90.9</text:p>
                <draw:g>
                  <svg:desc>Nvidia.C2:Nvidia.C6</svg:desc>
                </draw:g>
              </table:table-cell>
              <table:table-cell office:value-type="float" office:value="45.5">
                <text:p>45.5</text:p>
                <draw:g>
                  <svg:desc>Nvidia.D2:Nvidia.D6</svg:desc>
                </draw:g>
              </table:table-cell>
              <table:table-cell office:value-type="float" office:value="1.41">
                <text:p>1.41</text:p>
                <draw:g>
                  <svg:desc>Nvidia.E2:Nvidia.E6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title svg:x="4.29cm" svg:y="0.314cm" chart:style-name="ch2">
          <text:p><text:span text:style-name="T1">Nvidia Graphics Cards Performance</text:span></text:p>
        </chart:title>
        <chart:legend chart:legend-position="end" svg:x="13.604cm" svg:y="3.704cm" style:legend-expansion="high" chart:style-name="ch3"/>
        <chart:plot-area chart:style-name="ch4" svg:x="1.31cm" svg:y="1.278cm" svg:width="11.975cm" svg:height="6.571cm">
          <chart:coordinate-region svg:x="2.144cm" svg:y="1.476cm" svg:width="10.751cm" svg:height="5.731cm"/>
          <chart:axis chart:dimension="x" chart:name="primary-x" chart:style-name="ch5" chartooo:axis-type="auto">
            <chart:title svg:x="5.89cm" svg:y="8.028cm" chart:style-name="ch6">
              <text:p><text:span text:style-name="T2">year of introduction</text:span></text:p>
            </chart:title>
            <chart:categories table:cell-range-address="Nvidia.A2:Nvidia.A13"/>
          </chart:axis>
          <chart:axis chart:dimension="y" chart:name="primary-y" chart:style-name="ch7">
            <chart:title svg:x="0.451cm" svg:y="5.238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Nvidia.C2:Nvidia.C13" chart:label-cell-address="Nvidia.C1:Nvidia.C1" chart:class="chart:scatter">
            <chart:domain table:cell-range-address="Nvidia.B2:Nvidia.B13"/>
            <chart:data-point chart:repeated="12"/>
          </chart:series>
          <chart:series chart:style-name="ch11" chart:values-cell-range-address="Nvidia.H2:Nvidia.H13" loext:hide-legend="true" chart:label-cell-address="Nvidia.H1:Nvidia.H1" chart:class="chart:scatter">
            <chart:domain table:cell-range-address="Nvidia.G2:Nvidia.G13"/>
            <chart:data-point chart:repeated="12"/>
          </chart:series>
          <chart:series chart:style-name="ch12" chart:values-cell-range-address="Nvidia.F2:Nvidia.F13" loext:hide-legend="true" chart:label-cell-address="Nvidia.F1:Nvidia.F1" chart:class="chart:scatter">
            <chart:data-point chart:repeated="12"/>
          </chart:series>
          <chart:series chart:style-name="ch13" chart:values-cell-range-address="Nvidia.D2:Nvidia.D13" chart:label-cell-address="Nvidia.D1:Nvidia.D1" chart:class="chart:scatter">
            <chart:data-point chart:repeated="12"/>
          </chart:series>
          <chart:series chart:style-name="ch14" chart:values-cell-range-address="Nvidia.E2:Nvidia.E13" chart:label-cell-address="Nvidia.E1:Nvidia.E1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Nvidia.H1:Nvidia.H1</svg:desc>
                </draw:g>
              </table:table-cell>
              <table:table-cell office:value-type="string">
                <text:p>points</text:p>
                <draw:g>
                  <svg:desc>Nvidia.F1:Nvidia.F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13</svg:desc>
                </draw:g>
              </table:table-cell>
              <table:table-cell office:value-type="float" office:value="2022.75">
                <text:p>2022.75</text:p>
                <draw:g>
                  <svg:desc>Nvidia.B2:Nvidia.B13</svg:desc>
                </draw:g>
              </table:table-cell>
              <table:table-cell office:value-type="float" office:value="90.9">
                <text:p>90.9</text:p>
                <draw:g>
                  <svg:desc>Nvidia.C2:Nvidia.C13</svg:desc>
                </draw:g>
              </table:table-cell>
              <table:table-cell office:value-type="float" office:value="2023.1">
                <text:p>2023.1</text:p>
                <draw:g>
                  <svg:desc>Nvidia.G2:Nvidia.G13</svg:desc>
                </draw:g>
              </table:table-cell>
              <table:table-cell office:value-type="float" office:value="0">
                <text:p>0</text:p>
                <draw:g>
                  <svg:desc>Nvidia.H2:Nvidia.H13</svg:desc>
                </draw:g>
              </table:table-cell>
              <table:table-cell office:value-type="float" office:value="0">
                <text:p>0</text:p>
                <draw:g>
                  <svg:desc>Nvidia.F2:Nvidia.F13</svg:desc>
                </draw:g>
              </table:table-cell>
              <table:table-cell office:value-type="float" office:value="45.5">
                <text:p>45.5</text:p>
                <draw:g>
                  <svg:desc>Nvidia.D2:Nvidia.D13</svg:desc>
                </draw:g>
              </table:table-cell>
              <table:table-cell office:value-type="float" office:value="1.41">
                <text:p>1.41</text:p>
                <draw:g>
                  <svg:desc>Nvidia.E2:Nvidia.E13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GeForce GTX 680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399cm" svg:y="0.314cm" chart:style-name="ch2">
          <text:p><text:span text:style-name="T1">AMD Graphics Cards Performance</text:span></text:p>
        </chart:title>
        <chart:legend chart:legend-position="end" svg:x="13.604cm" svg:y="3.709cm" style:legend-expansion="high" chart:style-name="ch3"/>
        <chart:plot-area chart:style-name="ch4" svg:x="1.31cm" svg:y="1.278cm" svg:width="11.975cm" svg:height="6.581cm">
          <chart:coordinate-region svg:x="1.95cm" svg:y="1.475cm" svg:width="10.946cm" svg:height="5.742cm"/>
          <chart:axis chart:dimension="x" chart:name="primary-x" chart:style-name="ch5" chartooo:axis-type="auto">
            <chart:title svg:x="5.89cm" svg:y="8.038cm" chart:style-name="ch6">
              <text:p><text:span text:style-name="T2">year of introduction</text:span></text:p>
            </chart:title>
            <chart:categories table:cell-range-address="AMD.A2:AMD.A14"/>
          </chart:axis>
          <chart:axis chart:dimension="y" chart:name="primary-y" chart:style-name="ch7">
            <chart:title svg:x="0.451cm" svg:y="5.243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AMD.C2:AMD.C14" chart:label-cell-address="AMD.C1:AMD.C1" chart:class="chart:scatter">
            <chart:domain table:cell-range-address="AMD.B2:AMD.B14"/>
            <chart:data-point chart:repeated="13"/>
          </chart:series>
          <chart:series chart:style-name="ch11" chart:values-cell-range-address="AMD.H2:AMD.H14" loext:hide-legend="true" chart:label-cell-address="AMD.H1:AMD.H1" chart:class="chart:scatter">
            <chart:domain table:cell-range-address="AMD.G2:AMD.G14"/>
            <chart:data-point chart:repeated="2"/>
            <chart:data-point chart:style-name="ch12" chart:repeated="2"/>
            <chart:data-point chart:repeated="9"/>
          </chart:series>
          <chart:series chart:style-name="ch13" chart:values-cell-range-address="AMD.F2:AMD.F14" loext:hide-legend="true" chart:label-cell-address="AMD.F1:AMD.F1" chart:class="chart:scatter">
            <chart:data-point chart:repeated="13"/>
          </chart:series>
          <chart:series chart:style-name="ch14" chart:values-cell-range-address="AMD.D2:AMD.D14" chart:label-cell-address="AMD.D1:AMD.D1" chart:class="chart:scatter">
            <chart:data-point chart:repeated="13"/>
          </chart:series>
          <chart:series chart:style-name="ch15" chart:values-cell-range-address="AMD.E2:AMD.E14" chart:label-cell-address="AMD.E1:AMD.E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AMD.C1:AMD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AMD.H1:AMD.H1</svg:desc>
                </draw:g>
              </table:table-cell>
              <table:table-cell office:value-type="string">
                <text:p>points</text:p>
                <draw:g>
                  <svg:desc>AMD.F1:AMD.F1</svg:desc>
                </draw:g>
              </table:table-cell>
              <table:table-cell office:value-type="string">
                <text:p>float</text:p>
                <draw:g>
                  <svg:desc>AMD.D1:AMD.D1</svg:desc>
                </draw:g>
              </table:table-cell>
              <table:table-cell office:value-type="string">
                <text:p>double</text:p>
                <draw:g>
                  <svg:desc>AMD.E1:AM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eon RX 9070 XT</text:p>
                <draw:g>
                  <svg:desc>AMD.A2:AMD.A14</svg:desc>
                </draw:g>
              </table:table-cell>
              <table:table-cell office:value-type="float" office:value="2025.16666666667">
                <text:p>2025.16666666667</text:p>
                <draw:g>
                  <svg:desc>AMD.B2:AMD.B14</svg:desc>
                </draw:g>
              </table:table-cell>
              <table:table-cell office:value-type="float" office:value="26.1">
                <text:p>26.1</text:p>
                <draw:g>
                  <svg:desc>AMD.C2:AMD.C14</svg:desc>
                </draw:g>
              </table:table-cell>
              <table:table-cell office:value-type="float" office:value="2025.41666666667">
                <text:p>2025.41666666667</text:p>
                <draw:g>
                  <svg:desc>AMD.G2:AMD.G14</svg:desc>
                </draw:g>
              </table:table-cell>
              <table:table-cell office:value-type="float" office:value="3">
                <text:p>3</text:p>
                <draw:g>
                  <svg:desc>AMD.H2:AMD.H14</svg:desc>
                </draw:g>
              </table:table-cell>
              <table:table-cell office:value-type="float" office:value="0">
                <text:p>0</text:p>
                <draw:g>
                  <svg:desc>AMD.F2:AMD.F14</svg:desc>
                </draw:g>
              </table:table-cell>
              <table:table-cell office:value-type="float" office:value="21.3">
                <text:p>21.3</text:p>
                <draw:g>
                  <svg:desc>AMD.D2:AMD.D14</svg:desc>
                </draw:g>
              </table:table-cell>
              <table:table-cell office:value-type="float" office:value="0.832">
                <text:p>0.832</text:p>
                <draw:g>
                  <svg:desc>AMD.E2:AMD.E14</svg:desc>
                </draw:g>
              </table:table-cell>
            </table:table-row>
            <table:table-row>
              <table:table-cell office:value-type="string">
                <text:p>Radeon RX 7900 XTX</text:p>
              </table:table-cell>
              <table:table-cell office:value-type="float" office:value="2022.91666666667">
                <text:p>2022.91666666667</text:p>
              </table:table-cell>
              <table:table-cell office:value-type="float" office:value="28.6">
                <text:p>28.6</text:p>
              </table:table-cell>
              <table:table-cell office:value-type="float" office:value="2023.16666666667">
                <text:p>2023.166666666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adeon RX 6950 XT</text:p>
              </table:table-cell>
              <table:table-cell office:value-type="float" office:value="2022.33333333333">
                <text:p>2022.33333333333</text:p>
              </table:table-cell>
              <table:table-cell office:value-type="float" office:value="52.6">
                <text:p>52.6</text:p>
              </table:table-cell>
              <table:table-cell office:value-type="float" office:value="2022.08333333333">
                <text:p>2022.08333333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adeon RX 5700 XT</text:p>
              </table:table-cell>
              <table:table-cell office:value-type="float" office:value="2019.5">
                <text:p>2019.5</text:p>
              </table:table-cell>
              <table:table-cell office:value-type="float" office:value="18.4">
                <text:p>18.4</text:p>
              </table:table-cell>
              <table:table-cell office:value-type="float" office:value="2019.5">
                <text:p>2019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6">
                <text:p>9.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adeon RX 590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13">
                <text:p>7.1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adeon RX Vega 64 Liquid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3.2">
                <text:p>13.2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adeon RX 480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Radeon R9 Fury X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31">
                <text:p>8.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adeon R9 290X</text:p>
              </table:table-cell>
              <table:table-cell office:value-type="float" office:value="2013.75">
                <text:p>2013.75</text:p>
              </table:table-cell>
              <table:table-cell office:value-type="float" office:value="NaN">
                <text:p>NaN</text:p>
              </table:table-cell>
              <table:table-cell office:value-type="float" office:value="2013.75">
                <text:p>2013.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adeon HD 7970 GHz Editio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88cm" svg:y="0.314cm" chart:style-name="ch2">
          <text:p><text:span text:style-name="T1">CPU Performance (single threaded, float32)</text:span></text:p>
        </chart:title>
        <chart:legend chart:legend-position="end" svg:x="13.877cm" svg:y="3.956cm" style:legend-expansion="high" chart:style-name="ch3"/>
        <chart:plot-area chart:style-name="ch4" svg:x="1.31cm" svg:y="1.278cm" svg:width="12.248cm" svg:height="6.581cm">
          <chart:coordinate-region svg:x="1.949cm" svg:y="1.475cm" svg:width="11.219cm" svg:height="5.742cm"/>
          <chart:axis chart:dimension="x" chart:name="primary-x" chart:style-name="ch5" chartooo:axis-type="auto">
            <chart:title svg:x="6.027cm" svg:y="8.038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69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75cm" svg:y="0.314cm" chart:style-name="ch2">
          <text:p>CPU Performance (multithreaded)</text:p>
        </chart:title>
        <chart:legend chart:legend-position="end" svg:x="13.877cm" svg:y="3.956cm" style:legend-expansion="high" chart:style-name="ch3"/>
        <chart:plot-area chart:style-name="ch4" svg:x="1.31cm" svg:y="1.278cm" svg:width="12.248cm" svg:height="6.581cm">
          <chart:coordinate-region svg:x="2.144cm" svg:y="1.475cm" svg:width="11.024cm" svg:height="5.742cm"/>
          <chart:axis chart:dimension="x" chart:name="primary-x" chart:style-name="ch5" chartooo:axis-type="auto">
            <chart:title svg:x="6.027cm" svg:y="8.038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69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75cm" svg:y="0.314cm" chart:style-name="ch2">
          <text:p>CPU Performance (multithreaded)</text:p>
        </chart:title>
        <chart:legend chart:legend-position="end" svg:x="13.877cm" svg:y="3.956cm" style:legend-expansion="high" chart:style-name="ch3"/>
        <chart:plot-area chart:style-name="ch4" svg:x="1.31cm" svg:y="1.278cm" svg:width="12.248cm" svg:height="6.581cm">
          <chart:coordinate-region svg:x="2.144cm" svg:y="1.475cm" svg:width="11.024cm" svg:height="5.742cm"/>
          <chart:axis chart:dimension="x" chart:name="primary-x" chart:style-name="ch5" chartooo:axis-type="auto">
            <chart:title svg:x="6.027cm" svg:y="8.038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69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